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78%" draw:textarea-horizontal-align="justify" draw:textarea-vertical-align="middle" draw:auto-grow-height="false" fo:min-height="0.75cm" fo:min-width="5.75cm" draw:shadow="hidden" loext:glow-radius="0cm"/>
      <style:paragraph-properties style:writing-mode="lr-tb"/>
    </style:style>
    <style:style style:name="gr2" style:family="graphic" style:parent-style-name="standard">
      <style:graphic-properties draw:opacity="78%" draw:textarea-horizontal-align="justify" draw:textarea-vertical-align="middle" draw:auto-grow-height="false" fo:min-height="0.75cm" fo:min-width="6cm" draw:shadow="hidden" loext:glow-radius="0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97424b" draw:fill-color="#c27d80" draw:opacity="78%" draw:textarea-horizontal-align="justify" draw:textarea-vertical-align="middle" draw:auto-grow-height="false" fo:min-height="0.75cm" fo:min-width="5.75cm" draw:shadow="hidden" loext:glow-radius="0cm"/>
      <style:paragraph-properties style:writing-mode="lr-tb"/>
    </style:style>
    <style:style style:name="gr5" style:family="graphic" style:parent-style-name="standard">
      <style:graphic-properties svg:stroke-color="#a43646" draw:fill-color="#c27d80" draw:opacity="78%" draw:textarea-horizontal-align="justify" draw:textarea-vertical-align="middle" draw:auto-grow-height="false" fo:min-height="0.75cm" fo:min-width="6cm" draw:shadow="hidden" loext:glow-radius="0cm"/>
      <style:paragraph-properties style:writing-mode="lr-tb"/>
    </style:style>
    <style:style style:name="gr6" style:family="graphic" style:parent-style-name="standard">
      <style:graphic-properties svg:stroke-color="#97424b" draw:fill-color="#d0757c" draw:opacity="78%" draw:textarea-horizontal-align="justify" draw:textarea-vertical-align="middle" draw:auto-grow-height="false" fo:min-height="0.75cm" fo:min-width="5.75cm" draw:shadow="hidden" loext:glow-radius="0cm"/>
      <style:paragraph-properties style:writing-mode="lr-tb"/>
    </style:style>
    <style:style style:name="gr7" style:family="graphic" style:parent-style-name="objectwithoutfill">
      <style:graphic-properties svg:stroke-color="#97424b" draw:fill="none" draw:textarea-vertical-align="middle"/>
    </style:style>
    <style:style style:name="gr8" style:family="graphic" style:parent-style-name="objectwithoutfill">
      <style:graphic-properties svg:stroke-color="#8b4b4f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78%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27d80" draw:opacity="78%"/>
      <style:paragraph-properties fo:text-align="center" style:writing-mode="lr-tb"/>
    </style:style>
    <style:style style:name="P6" style:family="paragraph">
      <loext:graphic-properties draw:fill-color="#c27d80" draw:opacity="78%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d0757c" draw:opacity="78%"/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25cm" svg:height="1cm" svg:x="1.75cm" svg:y="9cm">
          <text:p text:style-name="P1">Director/a-Gestor/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1cm" svg:x="10.25cm" svg:y="4.75cm">
          <text:p text:style-name="P1">Aux. Administrativo/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9.5cm" svg:y="8.5cm">
          <text:p text:style-name="P1">Profesor/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0.25cm" svg:y="13cm">
          <text:p text:style-name="P1">Jefe/a de estudio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9.5cm" svg:y="11.25cm">
          <text:p text:style-name="P3">Profesor/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9.5cm" svg:y="14cm">
          <text:p text:style-name="P3">Profesor/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5cm" svg:height="1cm" svg:x="19.5cm" svg:y="16.5cm">
          <text:p text:style-name="P3">Profesor/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cm" svg:y1="9.5cm" svg:x2="8.75cm" svg:y2="9.5cm">
          <text:p/>
        </draw:line>
        <draw:line draw:style-name="gr3" draw:text-style-name="P4" draw:layer="layout" svg:x1="8.75cm" svg:y1="9.5cm" svg:x2="8.75cm" svg:y2="5.25cm">
          <text:p/>
        </draw:line>
        <draw:line draw:style-name="gr3" draw:text-style-name="P4" draw:layer="layout" svg:x1="8.75cm" svg:y1="5.25cm" svg:x2="10.25cm" svg:y2="5.25cm">
          <text:p/>
        </draw:line>
        <draw:line draw:style-name="gr3" draw:text-style-name="P4" draw:layer="layout" svg:x1="8.75cm" svg:y1="9.5cm" svg:x2="8.75cm" svg:y2="13.5cm">
          <text:p/>
        </draw:line>
        <draw:line draw:style-name="gr3" draw:text-style-name="P4" draw:layer="layout" svg:x1="8.75cm" svg:y1="13.5cm" svg:x2="10.25cm" svg:y2="13.5cm">
          <text:p/>
        </draw:line>
        <draw:line draw:style-name="gr3" draw:text-style-name="P4" draw:layer="layout" svg:x1="16.5cm" svg:y1="13.5cm" svg:x2="17.25cm" svg:y2="13.5cm">
          <text:p/>
        </draw:line>
        <draw:line draw:style-name="gr3" draw:text-style-name="P4" draw:layer="layout" svg:x1="17.25cm" svg:y1="13.5cm" svg:x2="17.25cm" svg:y2="9cm">
          <text:p/>
        </draw:line>
        <draw:line draw:style-name="gr3" draw:text-style-name="P4" draw:layer="layout" svg:x1="17.25cm" svg:y1="9cm" svg:x2="19.5cm" svg:y2="9cm">
          <text:p/>
        </draw:line>
        <draw:line draw:style-name="gr3" draw:text-style-name="P4" draw:layer="layout" svg:x1="17.25cm" svg:y1="11.75cm" svg:x2="19.5cm" svg:y2="11.75cm">
          <text:p/>
        </draw:line>
        <draw:line draw:style-name="gr3" draw:text-style-name="P4" draw:layer="layout" svg:x1="17.25cm" svg:y1="13.5cm" svg:x2="17.25cm" svg:y2="17cm">
          <text:p/>
        </draw:line>
        <draw:line draw:style-name="gr3" draw:text-style-name="P4" draw:layer="layout" svg:x1="17.25cm" svg:y1="14.5cm" svg:x2="19.5cm" svg:y2="14.5cm">
          <text:p/>
        </draw:line>
        <draw:line draw:style-name="gr3" draw:text-style-name="P4" draw:layer="layout" svg:x1="17.25cm" svg:y1="17cm" svg:x2="19.5cm" svg:y2="17cm">
          <text:p/>
        </draw:line>
      </draw:page>
      <draw:page draw:name="page2" draw:style-name="dp1" draw:master-page-name="Predeterminado">
        <draw:custom-shape draw:style-name="gr4" draw:text-style-name="P5" draw:layer="layout" svg:width="6.25cm" svg:height="1cm" svg:x="1.75cm" svg:y="9cm">
          <text:p text:style-name="P1">Director/a-Gestor/a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cm" svg:height="1cm" svg:x="10.25cm" svg:y="4.75cm">
          <text:p text:style-name="P1">Aux. Administrativo/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5cm" svg:height="1cm" svg:x="19.5cm" svg:y="8.5cm">
          <text:p text:style-name="P1">Profesor/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5cm" svg:height="1cm" svg:x="10.25cm" svg:y="13cm">
          <text:p text:style-name="P1">Jefe/a de estudio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25cm" svg:height="1cm" svg:x="19.5cm" svg:y="11.25cm">
          <text:p text:style-name="P3">Profesor/a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25cm" svg:height="1cm" svg:x="19.5cm" svg:y="14cm">
          <text:p text:style-name="P3">Profesor/a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25cm" svg:height="1cm" svg:x="19.5cm" svg:y="16.5cm">
          <text:p text:style-name="P3">Profesor/a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cm" svg:y1="9.5cm" svg:x2="8.75cm" svg:y2="9.5cm">
          <text:p/>
        </draw:line>
        <draw:line draw:style-name="gr7" draw:text-style-name="P4" draw:layer="layout" svg:x1="8.75cm" svg:y1="9.5cm" svg:x2="8.75cm" svg:y2="5.25cm">
          <text:p/>
        </draw:line>
        <draw:line draw:style-name="gr7" draw:text-style-name="P4" draw:layer="layout" svg:x1="8.75cm" svg:y1="5.25cm" svg:x2="10.25cm" svg:y2="5.25cm">
          <text:p/>
        </draw:line>
        <draw:line draw:style-name="gr8" draw:text-style-name="P4" draw:layer="layout" svg:x1="8.75cm" svg:y1="9.5cm" svg:x2="8.75cm" svg:y2="13.5cm">
          <text:p/>
        </draw:line>
        <draw:line draw:style-name="gr7" draw:text-style-name="P4" draw:layer="layout" svg:x1="8.75cm" svg:y1="13.5cm" svg:x2="10.25cm" svg:y2="13.5cm">
          <text:p/>
        </draw:line>
        <draw:line draw:style-name="gr7" draw:text-style-name="P4" draw:layer="layout" svg:x1="16.5cm" svg:y1="13.5cm" svg:x2="17.25cm" svg:y2="13.5cm">
          <text:p/>
        </draw:line>
        <draw:line draw:style-name="gr7" draw:text-style-name="P4" draw:layer="layout" svg:x1="17.25cm" svg:y1="13.5cm" svg:x2="17.25cm" svg:y2="9cm">
          <text:p/>
        </draw:line>
        <draw:line draw:style-name="gr7" draw:text-style-name="P4" draw:layer="layout" svg:x1="17.25cm" svg:y1="9cm" svg:x2="19.5cm" svg:y2="9cm">
          <text:p/>
        </draw:line>
        <draw:line draw:style-name="gr7" draw:text-style-name="P4" draw:layer="layout" svg:x1="17.25cm" svg:y1="11.75cm" svg:x2="19.5cm" svg:y2="11.75cm">
          <text:p/>
        </draw:line>
        <draw:line draw:style-name="gr7" draw:text-style-name="P4" draw:layer="layout" svg:x1="17.25cm" svg:y1="13.5cm" svg:x2="17.25cm" svg:y2="17cm">
          <text:p/>
        </draw:line>
        <draw:line draw:style-name="gr7" draw:text-style-name="P4" draw:layer="layout" svg:x1="17.25cm" svg:y1="14.5cm" svg:x2="19.5cm" svg:y2="14.5cm">
          <text:p/>
        </draw:line>
        <draw:line draw:style-name="gr7" draw:text-style-name="P4" draw:layer="layout" svg:x1="17.25cm" svg:y1="17cm" svg:x2="19.5cm" svg:y2="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7:39:39.335000000</meta:creation-date>
    <dc:date>2022-01-14T12:23:43.091000000</dc:date>
    <meta:editing-duration>PT4M38S</meta:editing-duration>
    <meta:editing-cycles>2</meta:editing-cycles>
    <meta:generator>LibreOffice/7.2.0.4$Windows_X86_64 LibreOffice_project/9a9c6381e3f7a62afc1329bd359cc48accb6435b</meta:generator>
    <meta:document-statistic meta:object-count="38"/>
  </office:meta>
</office:document-meta>
</file>